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98cm"/>
    </style:style>
    <style:style style:name="co6" style:family="table-column">
      <style:table-column-properties fo:break-before="auto" style:column-width="2.17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  <table:table-cell table:style-name="ce1" office:value-type="string" calcext:value-type="string">
            <text:p>Numero de parcelas</text:p>
          </table:table-cell>
          <table:table-cell table:style-name="ce1" office:value-type="string" calcext:value-type="string">
            <text:p>Nivel de degradac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ve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ver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ver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ra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ve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ver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ngun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ingu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derad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ra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v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derad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derad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ver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ver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v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rad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ver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derad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ngu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derad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ver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ver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ve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ver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v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era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ver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rad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v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ingun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derad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ver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oderad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ra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ver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ngu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derad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v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Balcázar</meta:initial-creator>
    <meta:creation-date>2023-03-16T15:56:33.221497348</meta:creation-date>
    <dc:date>2023-03-28T11:08:39.003632894</dc:date>
    <dc:creator>Luis Balcázar</dc:creator>
    <meta:editing-duration>PT12M57S</meta:editing-duration>
    <meta:editing-cycles>2</meta:editing-cycles>
    <meta:generator>LibreOffice/7.3.7.2$Linux_X86_64 LibreOffice_project/30$Build-2</meta:generator>
    <meta:document-statistic meta:table-count="1" meta:cell-count="110" meta:object-count="0"/>
  </office:meta>
</office:document-meta>
</file>